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lk src</text:p>
          </table:table-cell>
          <table:table-cell office:value-type="float" office:value="64000000" calcext:value-type="float">
            <text:p>64000000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escales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ut</text:p>
          </table:table-cell>
          <table:table-cell table:formula="of:=[.E6]/[.E7]" office:value-type="float" office:value="100000" calcext:value-type="float">
            <text:p>100000</text:p>
          </table:table-cell>
          <table:table-cell table:formula="of:=1/[.E6]" office:value-type="float" office:value="0.000000015625" calcext:value-type="float">
            <text:p>1.5625E-0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table:formula="of:=[.E10]/[.E8]" office:value-type="float" office:value="0.01" calcext:value-type="float">
            <text:p>0.01</text:p>
          </table:table-cell>
          <table:table-cell table:formula="of:=0.01*(10^-6)" office:value-type="float" office:value="0.00000001" calcext:value-type="float">
            <text:p>1E-08</text:p>
          </table:table-cell>
          <table:table-cell table:style-name="ce1" table:formula="of:=[.E11]-[.F11]" office:value-type="float" office:value="0.00999999" calcext:value-type="float">
            <text:p>1.00E-02</text:p>
          </table:table-cell>
          <table:table-cell table:formula="of:=[.G11]*1000000" office:value-type="float" office:value="9999.99" calcext:value-type="float">
            <text:p>9999.99</text:p>
          </table:table-cell>
        </table:table-row>
        <table:table-row table:style-name="ro1">
          <table:table-cell table:number-columns-repeated="4"/>
          <table:table-cell table:formula="of:=[.E11]*1000000" office:value-type="float" office:value="10000" calcext:value-type="float">
            <text:p>1000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1]*1000"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1]" office:value-type="float" office:value="0.01" calcext:value-type="float">
            <text:p>0.01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lk src</text:p>
          </table:table-cell>
          <table:table-cell office:value-type="float" office:value="64000000" calcext:value-type="float">
            <text:p>64000000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escale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ut</text:p>
          </table:table-cell>
          <table:table-cell table:formula="of:=[.E20]/[.E21]" office:value-type="float" office:value="10666666.6666667" calcext:value-type="float">
            <text:p>10666666.6666667</text:p>
          </table:table-cell>
          <table:table-cell table:formula="of:=1/[.E20]" office:value-type="float" office:value="0.000000015625" calcext:value-type="float">
            <text:p>1.5625E-08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table:formula="of:=1/[.E22]" office:value-type="float" office:value="0.00000009375" calcext:value-type="float">
            <text:p>9.375E-08</text:p>
          </table:table-cell>
          <table:table-cell table:formula="of:=0.01*(10^-6)" office:value-type="float" office:value="0.00000001" calcext:value-type="float">
            <text:p>1E-08</text:p>
          </table:table-cell>
          <table:table-cell table:style-name="ce1" table:formula="of:=[.E25]-[.F25]" office:value-type="float" office:value="0.00000008375" calcext:value-type="float">
            <text:p>8.38E-08</text:p>
          </table:table-cell>
          <table:table-cell table:formula="of:=[.G25]*1000000" office:value-type="float" office:value="0.08375" calcext:value-type="float">
            <text:p>0.08375</text:p>
          </table:table-cell>
        </table:table-row>
        <table:table-row table:style-name="ro1">
          <table:table-cell table:number-columns-repeated="4"/>
          <table:table-cell table:formula="of:=[.E25]*1000000" office:value-type="float" office:value="0.09375" calcext:value-type="float">
            <text:p>0.0937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float" office:value="1.25" calcext:value-type="float">
            <text:p>1.25</text:p>
          </table:table-cell>
          <table:table-cell table:formula="of:=[.E28]/[.E26]" office:value-type="float" office:value="13.3333333333333" calcext:value-type="float">
            <text:p>13.3333333333333</text:p>
          </table:table-cell>
          <table:table-cell table:formula="of:=13*[.E25]" office:value-type="float" office:value="0.00000121875" calcext:value-type="float">
            <text:p>1.21875E-06</text:p>
          </table:table-cell>
          <table:table-cell table:formula="of:=1/[.G28]" office:value-type="float" office:value="820512.82051282" calcext:value-type="float">
            <text:p>820512.82051282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formula="of:=[.E29]/[.E26]" office:value-type="float" office:value="4.26666666666667" calcext:value-type="float">
            <text:p>4.266666666666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formula="of:=[.E30]/[.E26]" office:value-type="float" office:value="8.53333333333333" calcext:value-type="float">
            <text:p>8.53333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9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5:57:14.0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22:19:10.810000000</meta:creation-date>
    <dc:date>2020-04-03T17:14:20.750000000</dc:date>
    <meta:editing-duration>PT2H25M22S</meta:editing-duration>
    <meta:editing-cycles>3</meta:editing-cycles>
    <meta:generator>LibreOffice/6.3.3.2$Windows_X86_64 LibreOffice_project/a64200df03143b798afd1ec74a12ab50359878ed</meta:generator>
    <meta:document-statistic meta:table-count="1" meta:cell-count="43" meta:object-count="0"/>
  </office:meta>
</office:document-meta>
</file>